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35.94pt" fo:break-before="auto" style:use-optimal-row-height="true"/>
    </style:style>
    <style:style style:name="ro31" style:family="table-row">
      <style:table-row-properties style:row-height="13.29pt" fo:break-before="auto" style:use-optimal-row-height="true"/>
    </style:style>
    <style:style style:name="ro32"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46"/>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7" table:default-cell-style-name="ce46"/>
        <table:table-column table:style-name="co8" table:default-cell-style-name="ce46"/>
        <table:table-column table:style-name="co9" table:default-cell-style-name="ce118"/>
        <table:table-column table:style-name="co10" table:default-cell-style-name="ce46"/>
        <table:table-column table:style-name="co10" table:default-cell-style-name="ce27"/>
        <table:table-column table:style-name="co3" table:default-cell-style-name="ce27"/>
        <table:table-column table:style-name="co11" table:default-cell-style-name="ce46"/>
        <table:table-column table:style-name="co12" table:default-cell-style-name="ce46"/>
        <table:table-column table:style-name="co13" table:default-cell-style-name="ce118"/>
        <table:table-column table:style-name="co14" table:default-cell-style-name="ce118"/>
        <table:table-column table:style-name="co11" table:default-cell-style-name="ce46"/>
        <table:table-column table:style-name="co3" table:default-cell-style-name="ce46"/>
        <table:table-column table:style-name="co15" table:default-cell-style-name="ce46"/>
        <table:table-column table:style-name="co6" table:default-cell-style-name="ce46"/>
        <table:table-column table:style-name="co3" table:number-columns-repeated="2" table:default-cell-style-name="ce46"/>
        <table:table-column table:style-name="co5" table:default-cell-style-name="ce46"/>
        <table:table-column table:style-name="co16" table:default-cell-style-name="ce46"/>
        <table:table-column table:style-name="co17" table:default-cell-style-name="ce46"/>
        <table:table-column table:style-name="co18" table:default-cell-style-name="ce46"/>
        <table:table-column table:style-name="co19" table:number-columns-repeated="2" table:default-cell-style-name="ce46"/>
        <table:table-column table:style-name="co20" table:number-columns-repeated="3" table:default-cell-style-name="ce46"/>
        <table:table-column table:style-name="co21" table:default-cell-style-name="ce46"/>
        <table:table-column table:style-name="co10" table:default-cell-style-name="ce46"/>
        <table:table-column table:style-name="co3" table:number-columns-repeated="2" table:default-cell-style-name="ce46"/>
        <table:table-column table:style-name="co22" table:number-columns-repeated="987" table:default-cell-style-name="ce4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7"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4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4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4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4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46"/>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4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table:number-columns-repeated="1009"/>
        </table:table-row>
        <table:table-row table:style-name="ro27">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number-columns-repeated="1009"/>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30">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QUIZ on the readings so far &amp; basic concepts we have covered so far (self-organization, strong AI vs weak AI, etc. — Prof. Audry will send us a list of these)</text:p>
            <text:p>- NMD430 PRESENTATION!</text:p>
            <text:p>- NMD430 Assignment 1 (virtual pet) DUE</text:p>
          </table:table-cell>
          <table:table-cell table:number-columns-repeated="1009"/>
        </table:table-row>
        <table:table-row table:style-name="ro27">
          <table:table-cell table:style-name="ce30" office:value-type="date" office:date-value="2018-02-13" calcext:value-type="date">
            <text:p>2018-02-13</text:p>
          </table:table-cell>
          <table:table-cell table:number-columns-repeated="13"/>
          <table:table-cell office:value-type="string" calcext:value-type="string">
            <text:p>- Intent 1 due (?) for nmd206</text:p>
          </table:table-cell>
          <table:table-cell table:number-columns-repeated="1009"/>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46"/>
        <table:table-column table:style-name="co24" table:default-cell-style-name="ce177"/>
        <table:table-column table:style-name="co24" table:number-columns-repeated="9" table:default-cell-style-name="ce46"/>
        <table:table-column table:style-name="co22" table:number-columns-repeated="117" table:default-cell-style-name="ce46"/>
        <table:table-column table:style-name="co24" table:number-columns-repeated="895" table:default-cell-style-name="ce46"/>
        <table:table-row table:style-name="ro2">
          <table:table-cell table:style-name="ce27" office:value-type="string" calcext:value-type="string">
            <text:p>Blog post topic</text:p>
          </table:table-cell>
          <table:table-cell table:style-name="ce192"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2" table:number-columns-repeated="117"/>
          <table:table-cell table:number-columns-repeated="895"/>
        </table:table-row>
        <table:table-row table:style-name="ro1">
          <table:table-cell table:style-name="ce32" office:value-type="string" calcext:value-type="string">
            <text:p>Thoughts on “What Is User Experience Design?”</text:p>
          </table:table-cell>
          <table:table-cell table:style-name="ce19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2" table:number-columns-repeated="126"/>
          <table:table-cell table:number-columns-repeated="895"/>
        </table:table-row>
        <table:table-row table:style-name="ro1">
          <table:table-cell table:style-name="ce32" office:value-type="string" calcext:value-type="string">
            <text:p>Thoughts on “What Is Design?”</text:p>
          </table:table-cell>
          <table:table-cell table:style-name="ce194" office:value-type="string" calcext:value-type="string">
            <text:p>1 <text:a xlink:href="https://elliotchandlernmd442.wordpress.com/2017/09/05/thoughts-on-what-is-design/" xlink:type="simple">https://elliotchandlernmd442.wordpress.com/2017/09/05/thoughts-on-what-is-design/</text:a></text:p>
          </table:table-cell>
          <table:table-cell table:style-name="ce32" table:number-columns-repeated="126"/>
          <table:table-cell table:number-columns-repeated="895"/>
        </table:table-row>
        <table:table-row table:style-name="ro5">
          <table:table-cell table:style-name="ce32" office:value-type="string" calcext:value-type="string">
            <text:p>Streamlined wireless connection to nearby people; emotion communication: Designs</text:p>
          </table:table-cell>
          <table:table-cell table:style-name="ce19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2" table:number-columns-repeated="126"/>
          <table:table-cell table:number-columns-repeated="895"/>
        </table:table-row>
        <table:table-row table:style-name="ro1">
          <table:table-cell table:style-name="ce32" office:value-type="string" calcext:value-type="string">
            <text:p>Response: “Metrics Versus Experience”</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How Google Improves User Experience with the HEART Framework”</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4">
          <table:table-cell table:style-name="ce32" office:value-type="string" calcext:value-type="string">
            <text:p>Response: “Reducing Cognitive Overload”</text:p>
          </table:table-cell>
          <table:table-cell table:style-name="ce19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2" table:number-columns-repeated="126"/>
          <table:table-cell table:number-columns-repeated="895"/>
        </table:table-row>
        <table:table-row table:style-name="ro1">
          <table:table-cell table:style-name="ce32" office:value-type="string" calcext:value-type="string">
            <text:p>Response: “User Memory Design”</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The UX Design Success Ladder”</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 table:number-rows-repeated="6">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5"/>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6"/>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7"/>
          <table:table-cell table:style-name="ce32" table:number-columns-repeated="126"/>
          <table:table-cell table:number-columns-repeated="895"/>
        </table:table-row>
        <table:table-row table:style-name="ro2" table:number-rows-repeated="6">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number-rows-repeated="4">
          <table:table-cell table:style-name="ce32"/>
          <table:table-cell table:style-name="ce199"/>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number-rows-repeated="4">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200"/>
          <table:table-cell table:style-name="ce32" table:number-columns-repeated="126"/>
          <table:table-cell table:number-columns-repeated="895"/>
        </table:table-row>
        <table:table-row table:style-name="ro2">
          <table:table-cell table:style-name="Default"/>
          <table:table-cell table:style-name="ce201"/>
          <table:table-cell table:style-name="Default" table:number-columns-repeated="1021"/>
        </table:table-row>
        <table:table-row table:style-name="ro2" table:number-rows-repeated="7">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number-rows-repeated="71">
          <table:table-cell table:style-name="ce32"/>
          <table:table-cell table:style-name="ce194"/>
          <table:table-cell table:style-name="ce32" table:number-columns-repeated="126"/>
          <table:table-cell table:number-columns-repeated="895"/>
        </table:table-row>
        <table:table-row table:style-name="ro2" table:number-rows-repeated="2">
          <table:table-cell table:style-name="ce32"/>
          <table:table-cell table:style-name="ce202"/>
          <table:table-cell table:style-name="ce32"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4" office:value-type="string" calcext:value-type="string">
            <text:p>life</text:p>
          </table:table-cell>
          <table:table-cell table:style-name="ce204" office:value-type="string" calcext:value-type="string">
            <text:p>mana</text:p>
          </table:table-cell>
          <table:table-cell table:style-name="ce204" office:value-type="string" calcext:value-type="string">
            <text:p>atk</text:p>
          </table:table-cell>
          <table:table-cell table:style-name="ce204" office:value-type="string" calcext:value-type="string">
            <text:p>def</text:p>
          </table:table-cell>
          <table:table-cell table:style-name="ce204" office:value-type="string" calcext:value-type="string">
            <text:p>spd</text:p>
          </table:table-cell>
          <table:table-cell table:style-name="ce204" office:value-type="string" calcext:value-type="string">
            <text:p>dex</text:p>
          </table:table-cell>
          <table:table-cell table:style-name="ce204" office:value-type="string" calcext:value-type="string">
            <text:p>vit</text:p>
          </table:table-cell>
          <table:table-cell table:style-name="ce204" office:value-type="string" calcext:value-type="string">
            <text:p>wis</text:p>
          </table:table-cell>
          <table:table-cell table:style-name="ce204" office:value-type="string" calcext:value-type="string">
            <text:p>total pots</text:p>
          </table:table-cell>
          <table:table-cell table:style-name="ce204" office:value-type="string" calcext:value-type="string">
            <text:p>total rainbows</text:p>
          </table:table-cell>
          <table:table-cell table:style-name="ce204" office:value-type="string" calcext:value-type="string">
            <text:p>life+mana in life</text:p>
          </table:table-cell>
          <table:table-cell table:style-name="ce204"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6"/>
        <table:table-column table:style-name="co24" table:number-columns-repeated="10" table:default-cell-style-name="ce46"/>
        <table:table-column table:style-name="co22" table:number-columns-repeated="117" table:default-cell-style-name="ce46"/>
        <table:table-column table:style-name="co24" table:number-columns-repeated="896" table:default-cell-style-name="ce46"/>
        <table:table-row table:style-name="ro31">
          <table:table-cell table:style-name="ce27" office:value-type="string" calcext:value-type="string">
            <text:p>Blog post topic</text:p>
          </table:table-cell>
          <table:table-cell table:style-name="ce205"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206"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32">
          <table:table-cell table:style-name="ce32" office:value-type="string" calcext:value-type="string">
            <text:p>- Chapter 1 of A Critical Introduction – 1.2.5</text:p>
          </table:table-cell>
          <table:table-cell table:style-name="ce20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31">
          <table:table-cell table:style-name="ce32" office:value-type="string" calcext:value-type="string">
            <text:p>- What is New Media?: Eight Propositions</text:p>
          </table:table-cell>
          <table:table-cell table:style-name="ce207"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31">
          <table:table-cell table:style-name="ce32" office:value-type="string" calcext:value-type="string">
            <text:p>- Film critiques &amp; Guest speakers Chris Matthews &amp; Grant Conversano</text:p>
          </table:table-cell>
          <table:table-cell table:style-name="ce207"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31">
          <table:table-cell table:style-name="ce32" office:value-type="string" calcext:value-type="string">
            <text:p>- And lead us not into thinking the new is new: a bibliographic case for new media history (New Media and Society)</text:p>
          </table:table-cell>
          <table:table-cell table:style-name="ce207"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31">
          <table:table-cell table:style-name="ce32" office:value-type="string" calcext:value-type="string">
            <text:p>- Essay 1</text:p>
          </table:table-cell>
          <table:table-cell table:style-name="ce207"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32">
          <table:table-cell table:style-name="ce32" office:value-type="string" calcext:value-type="string">
            <text:p>- How iPhone Cameras Changed Society</text:p>
          </table:table-cell>
          <table:table-cell table:style-name="ce20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31">
          <table:table-cell table:style-name="ce32" office:value-type="string" calcext:value-type="string">
            <text:p>- The Medium is the Message &amp; What is the Meaning of The Medium is the Message?</text:p>
          </table:table-cell>
          <table:table-cell table:style-name="ce207"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32">
          <table:table-cell table:style-name="ce32" office:value-type="string" calcext:value-type="string">
            <text:p>- Little Boxes, Glocalization, and Networked Individualism</text:p>
          </table:table-cell>
          <table:table-cell table:style-name="ce207"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32">
          <table:table-cell table:style-name="ce32" office:value-type="string" calcext:value-type="string">
            <text:p>- Victorian Internet first 5 chapters</text:p>
          </table:table-cell>
          <table:table-cell table:style-name="ce20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32">
          <table:table-cell table:style-name="ce32" office:value-type="string" calcext:value-type="string">
            <text:p>- Victorian Internet completed</text:p>
          </table:table-cell>
          <table:table-cell table:style-name="ce20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32">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7"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207"/>
          <table:table-cell table:style-name="ce32" table:number-columns-repeated="126"/>
          <table:table-cell table:number-columns-repeated="896"/>
        </table:table-row>
        <table:table-row table:style-name="ro32">
          <table:table-cell table:style-name="ce32" office:value-type="string" calcext:value-type="string">
            <text:p>- Guest Speaker – Tim Baker</text:p>
          </table:table-cell>
          <table:table-cell table:style-name="ce207"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208"/>
          <table:table-cell table:style-name="ce32" table:number-columns-repeated="126"/>
          <table:table-cell table:number-columns-repeated="896"/>
        </table:table-row>
        <table:table-row table:style-name="ro32">
          <table:table-cell table:style-name="ce32" office:value-type="string" calcext:value-type="string">
            <text:p>- 5 Most ways technology forever changed sports in 2014</text:p>
          </table:table-cell>
          <table:table-cell table:style-name="ce20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207"/>
          <table:table-cell table:style-name="ce32" table:number-columns-repeated="126"/>
          <table:table-cell table:number-columns-repeated="896"/>
        </table:table-row>
        <table:table-row table:style-name="ro32">
          <table:table-cell table:style-name="ce32" office:value-type="string" calcext:value-type="string">
            <text:p>- Empathy Driven designs</text:p>
          </table:table-cell>
          <table:table-cell table:style-name="ce209"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207"/>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207"/>
          <table:table-cell table:style-name="ce32" table:number-columns-repeated="126"/>
          <table:table-cell table:number-columns-repeated="896"/>
        </table:table-row>
        <table:table-row table:style-name="ro32">
          <table:table-cell table:style-name="ce32" office:value-type="string" calcext:value-type="string">
            <text:p>- Emeringtech research project</text:p>
          </table:table-cell>
          <table:table-cell table:style-name="ce21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31">
          <table:table-cell table:style-name="ce32" office:value-type="string" calcext:value-type="string">
            <text:p>- War of the Worlds</text:p>
          </table:table-cell>
          <table:table-cell table:style-name="ce211"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211"/>
          <table:table-cell table:style-name="ce32" table:number-columns-repeated="126"/>
          <table:table-cell table:number-columns-repeated="896"/>
        </table:table-row>
        <table:table-row table:style-name="ro32">
          <table:table-cell table:style-name="ce32" office:value-type="string" calcext:value-type="string">
            <text:p>- Third essay topic</text:p>
          </table:table-cell>
          <table:table-cell table:style-name="ce21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32">
          <table:table-cell table:style-name="ce32" office:value-type="string" calcext:value-type="string">
            <text:p>- Second essay topic</text:p>
          </table:table-cell>
          <table:table-cell table:style-name="ce21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207"/>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212"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212"/>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207"/>
          <table:table-cell table:style-name="ce32" table:number-columns-repeated="126"/>
          <table:table-cell table:number-columns-repeated="896"/>
        </table:table-row>
        <table:table-row table:style-name="ro32">
          <table:table-cell table:style-name="ce32" office:value-type="string" calcext:value-type="string">
            <text:p>- p5.js animation acid trip thing</text:p>
          </table:table-cell>
          <table:table-cell table:style-name="ce207"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211"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207"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31">
          <table:table-cell table:style-name="ce32" office:value-type="string" calcext:value-type="string">
            <text:p>- Scratch pong</text:p>
          </table:table-cell>
          <table:table-cell table:style-name="ce211" office:value-type="string" calcext:value-type="string">
            <text:p>1 https://elliotchandlernmd100.wordpress.com/2016/10/01/pong/</text:p>
          </table:table-cell>
          <table:table-cell table:style-name="ce32" table:number-columns-repeated="126"/>
          <table:table-cell table:number-columns-repeated="896"/>
        </table:table-row>
        <table:table-row table:style-name="ro31">
          <table:table-cell table:style-name="ce32" office:value-type="string" calcext:value-type="string">
            <text:p>- Scratch frogger</text:p>
          </table:table-cell>
          <table:table-cell table:style-name="ce207"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31">
          <table:table-cell table:style-name="ce32" office:value-type="string" calcext:value-type="string">
            <text:p>- Scratch NMD quiz game</text:p>
          </table:table-cell>
          <table:table-cell table:style-name="ce211"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207"/>
          <table:table-cell table:style-name="ce32" table:number-columns-repeated="126"/>
          <table:table-cell table:number-columns-repeated="896"/>
        </table:table-row>
        <table:table-row table:style-name="ro2" table:number-rows-repeated="2">
          <table:table-cell table:style-name="ce32"/>
          <table:table-cell table:style-name="ce207"/>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207"/>
          <table:table-cell table:style-name="ce32" table:number-columns-repeated="126"/>
          <table:table-cell table:number-columns-repeated="896"/>
        </table:table-row>
        <table:table-row table:style-name="ro32">
          <table:table-cell table:style-name="ce32" office:value-type="string" calcext:value-type="string">
            <text:p>- Designing for Successful User Experiences <text:span text:style-name="T5">(</text:span>short rant about door handles<text:span text:style-name="T5">)</text:span></text:p>
          </table:table-cell>
          <table:table-cell table:style-name="ce213"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214"/>
          <table:table-cell table:style-name="Default" table:number-columns-repeated="1022"/>
        </table:table-row>
        <table:table-row table:style-name="ro2" table:number-rows-repeated="7">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number-rows-repeated="71">
          <table:table-cell table:style-name="ce32"/>
          <table:table-cell table:style-name="ce207"/>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2:22:21.201648235">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5T16:49:55.963394204</dc:date>
    <meta:creation-date>2016-09-05T22:47:24Z</meta:creation-date>
    <meta:editing-cycles>1677</meta:editing-cycles>
    <meta:editing-duration>P36DT6H16M53S</meta:editing-duration>
    <meta:generator>LibreOffice/5.4.2.2.0$Linux_X86_64 LibreOffice_project/40m0$Build-2</meta:generator>
    <meta:document-statistic meta:table-count="4" meta:cell-count="4437" meta:object-count="0"/>
  </office:meta>
</office:document-meta>
</file>